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8dd4" officeooo:paragraph-rsid="00158dd4"/>
    </style:style>
    <style:style style:name="P2" style:family="paragraph" style:parent-style-name="Standard">
      <style:text-properties officeooo:rsid="00178826" officeooo:paragraph-rsid="00178826"/>
    </style:style>
    <style:style style:name="P3" style:family="paragraph" style:parent-style-name="Standard" style:list-style-name="L1">
      <style:text-properties officeooo:rsid="00158dd4" officeooo:paragraph-rsid="00158dd4"/>
    </style:style>
    <style:style style:name="P4" style:family="paragraph" style:parent-style-name="Standard" style:list-style-name="L1">
      <style:text-properties officeooo:rsid="00178826" officeooo:paragraph-rsid="00178826"/>
    </style:style>
    <style:style style:name="P5" style:family="paragraph" style:parent-style-name="Standard" style:list-style-name="L2">
      <style:text-properties officeooo:rsid="00178826" officeooo:paragraph-rsid="00178826"/>
    </style:style>
    <style:style style:name="P6" style:family="paragraph" style:parent-style-name="Standard" style:list-style-name="L3">
      <style:text-properties officeooo:rsid="00178826" officeooo:paragraph-rsid="00178826"/>
    </style:style>
    <style:style style:name="P7" style:family="paragraph" style:parent-style-name="Standard" style:list-style-name="L3">
      <style:text-properties officeooo:paragraph-rsid="0017dad5"/>
    </style:style>
    <style:style style:name="P8" style:family="paragraph" style:parent-style-name="Standard" style:list-style-name="L3">
      <style:text-properties officeooo:paragraph-rsid="001d7d66"/>
    </style:style>
    <style:style style:name="P9" style:family="paragraph" style:parent-style-name="Standard" style:list-style-name="L3">
      <style:text-properties officeooo:rsid="0017dad5" officeooo:paragraph-rsid="0019b498"/>
    </style:style>
    <style:style style:name="P10" style:family="paragraph" style:parent-style-name="Standard" style:list-style-name="L3">
      <style:text-properties officeooo:rsid="0019b498" officeooo:paragraph-rsid="0019b498"/>
    </style:style>
    <style:style style:name="P11" style:family="paragraph" style:parent-style-name="Standard" style:list-style-name="L3">
      <style:text-properties fo:color="#000000" style:font-name="Liberation Serif" fo:font-size="12pt" officeooo:rsid="0019b498" officeooo:paragraph-rsid="001d7d66" style:font-size-asian="12pt" style:font-size-complex="12pt"/>
    </style:style>
    <style:style style:name="P12" style:family="paragraph" style:parent-style-name="Standard" style:list-style-name="L3">
      <style:text-properties fo:color="#000000" style:font-name="Liberation Serif" fo:font-size="12pt" officeooo:rsid="001e0139" officeooo:paragraph-rsid="001e0139" style:font-size-asian="12pt" style:font-size-complex="12pt"/>
    </style:style>
    <style:style style:name="T1" style:family="text">
      <style:text-properties officeooo:rsid="00178826"/>
    </style:style>
    <style:style style:name="T2" style:family="text">
      <style:text-properties officeooo:rsid="0017dad5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officeooo:rsid="0017dad5" style:font-size-asian="10pt"/>
    </style:style>
    <style:style style:name="T5" style:family="text">
      <style:text-properties fo:color="#000000" style:font-name="Liberation Serif" fo:font-size="12pt" style:font-size-asian="12pt" style:font-size-complex="12pt"/>
    </style:style>
    <style:style style:name="T6" style:family="text">
      <style:text-properties fo:color="#000000" style:font-name="Liberation Serif" fo:font-size="12pt" officeooo:rsid="0017dad5" style:font-size-asian="12pt" style:font-size-complex="12pt"/>
    </style:style>
    <style:style style:name="T7" style:family="text">
      <style:text-properties fo:color="#000000" style:font-name="Liberation Serif" fo:font-size="12pt" officeooo:rsid="001bf1a5" style:font-size-asian="12pt" style:font-size-complex="12pt"/>
    </style:style>
    <style:style style:name="T8" style:family="text">
      <style:text-properties fo:color="#000000" style:font-name="Liberation Serif" fo:font-size="12pt" officeooo:rsid="0019b498" style:font-size-asian="12pt" style:font-size-complex="12pt"/>
    </style:style>
    <style:style style:name="T9" style:family="text">
      <style:text-properties fo:color="#000000" style:font-name="Liberation Serif" fo:font-size="12pt" officeooo:rsid="001d7d66" style:font-size-asian="12pt" style:font-size-complex="12pt"/>
    </style:style>
    <style:style style:name="T10" style:family="text">
      <style:text-properties officeooo:rsid="0019b498"/>
    </style:style>
    <style:style style:name="T11" style:family="text">
      <style:text-properties fo:color="#6a3e3e" style:font-name="Monospace" fo:font-size="10pt" style:font-size-asian="10pt"/>
    </style:style>
    <style:style style:name="T12" style:family="text">
      <style:text-properties fo:color="#6a3e3e" style:font-name="Liberation Serif" fo:font-size="12pt" style:font-size-asian="12pt" style:font-size-complex="12pt"/>
    </style:style>
    <style:style style:name="T13" style:family="text">
      <style:text-properties officeooo:rsid="001d7d6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 01 Log </text:p>
      <text:p text:style-name="P1"/>
      <text:p text:style-name="P1">What's Wrong?</text:p>
      <text:p text:style-name="P1">Game does not pay out at correct level. When player wins on 1 match, balance does not increase.</text:p>
      <text:p text:style-name="P1"/>
      <text:p text:style-name="P1">Additional Observations</text:p>
      <text:list xml:id="list1048327183352654816" text:style-name="L1">
        <text:list-item>
          <text:p text:style-name="P3">Seemingly when a player wins one match with a payout of <text:span text:style-name="T1">2</text:span>:<text:span text:style-name="T1">1</text:span>, the balance increases at 1:1</text:p>
        </text:list-item>
        <text:list-item>
          <text:p text:style-name="P4">Seemingly when a player wins one match with a payout of 3:1, the balance increases at 2:1</text:p>
        </text:list-item>
      </text:list>
      <text:p text:style-name="P2"/>
      <text:p text:style-name="P2">Initial Hypothesis</text:p>
      <text:list xml:id="list1587106872951816032" text:style-name="L2">
        <text:list-item>
          <text:p text:style-name="P5">The math being used to calculate the balance after each round is not taking the bet amount into account.</text:p>
        </text:list-item>
      </text:list>
      <text:p text:style-name="P2"/>
      <text:p text:style-name="P2">Process</text:p>
      <text:list xml:id="list3587877170038560302" text:style-name="L3">
        <text:list-item>
          <text:p text:style-name="P6"><text:span text:style-name="T2">[Action] </text:span>Read the code to familiarize oneself with methods and what they do.</text:p>
        </text:list-item>
        <text:list-item>
          <text:p text:style-name="P7"><text:span text:style-name="T2">[Observation] The ongoing balance is calculated using the </text:span><text:span text:style-name="T3">receiveWinnings </text:span><text:span text:style-name="T4">function</text:span></text:p>
        </text:list-item>
        <text:list-item>
          <text:p text:style-name="P7"><text:span text:style-name="T2">[Observation] The calculation for </text:span><text:span text:style-name="T11">winnings</text:span><text:span text:style-name="T12"> </text:span><text:span text:style-name="T6">appears to be correct</text:span></text:p>
        </text:list-item>
        <text:list-item>
          <text:p text:style-name="P9">[Observation] The calculation for <text:span text:style-name="T10">receiveW</text:span><text:span text:style-name="T11">innings</text:span><text:span text:style-name="T12"> </text:span><text:span text:style-name="T5">appears to be correct</text:span></text:p>
        </text:list-item>
        <text:list-item>
          <text:p text:style-name="P10"><text:span text:style-name="T5">[Observation – New Hyp</text:span><text:span text:style-name="T7">o</text:span><text:span text:style-name="T5">thesis] The takeBet function appears to subtract the bet from the balance irrespective of whether the player wins or loses.</text:span></text:p>
        </text:list-item>
        <text:list-item>
          <text:p text:style-name="P8"><text:span text:style-name="T8">[Action] </text:span><text:span text:style-name="T9">Define </text:span>a test case in UAT format that will reliably reproduce the buggy behaviour<text:span text:style-name="T8">. Commit the test </text:span><text:span text:style-name="T9">case</text:span><text:span text:style-name="T8">.</text:span></text:p>
        </text:list-item>
        <text:list-item>
          <text:p text:style-name="P11">[Action] <text:span text:style-name="T13">Define </text:span>a test <text:span text:style-name="T13">script</text:span> in UAT format that will reliably reproduce the buggy behaviour. Commit the test <text:span text:style-name="T13">script</text:span>.</text:p>
        </text:list-item>
        <text:list-item>
          <text:p text:style-name="P12">[Simplification] Test the 1:1, 2:1, and 3:1 payouts in isolation.</text:p>
        </text:list-item>
        <text:list-item>
          <text:p text:style-name="P12">[Action] Create a unit test for each bug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class="chapter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05:48:04.300818300</meta:creation-date>
    <dc:date>2015-10-29T07:04:53.797706103</dc:date>
    <meta:editing-duration>PT1M39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18" meta:word-count="212" meta:character-count="1245" meta:non-whitespace-character-count="1061"/>
  </office:meta>
</office:document-meta>
</file>